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onaco" svg:font-family="Monac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9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6cm" fo:min-width="27.4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1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914cm"/>
    </style:style>
    <style:style style:name="gr9" style:family="graphic" style:parent-style-name="standard">
      <style:graphic-properties draw:stroke="none" draw:fill="none" fo:min-height="2.8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7.4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2" style:family="graphic" style:parent-style-name="standard">
      <style:graphic-properties draw:stroke="none" draw:fill="none" fo:min-height="1.6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fo:color="#2a6099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7pt" style:font-name-asian="Menlo-Regular" style:font-size-asian="17pt" style:font-name-complex="Menlo-Regular" style:font-size-complex="17pt"/>
    </style:style>
    <style:style style:name="P9" style:family="paragraph">
      <style:paragraph-properties style:text-autospace="none"/>
      <style:text-properties fo:color="#000000" style:font-name="Menlo-Regular" fo:font-size="17pt" style:font-name-asian="Menlo-Regular" style:font-size-asian="17pt" style:font-name-complex="Menlo-Regular" style:font-size-complex="17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7pt" style:font-name-asian="Menlo-Regular" style:font-size-asian="17pt" style:font-name-complex="Menlo-Regular" style:font-size-complex="17pt"/>
    </style:style>
    <style:style style:name="P12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13" style:family="paragraph">
      <style:text-properties fo:color="#2a6099" fo:font-weight="bold" style:font-weight-asian="bold" style:font-weight-complex="bold"/>
    </style:style>
    <style:style style:name="T1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Menlo-Regular" fo:font-size="17pt" fo:font-style="normal" fo:text-shadow="none" style:text-underline-style="none" fo:font-weight="normal" style:letter-kerning="true" style:font-name-asian="Menlo-Regular" style:font-size-asian="17pt" style:font-style-asian="normal" style:font-weight-asian="normal" style:font-name-complex="Menlo-Regular" style:font-size-complex="1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background-color="#ffff00"/>
    </style:style>
    <style:style style:name="T8" style:family="text">
      <style:text-properties fo:background-color="#fff200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ce181e" style:text-outline="false" style:text-line-through-style="none" style:text-line-through-type="none" style:font-name="Menlo-Regular" fo:font-size="14pt" fo:font-style="normal" fo:text-shadow="none" style:text-underline-style="none" fo:font-weight="normal" style:letter-kerning="true" style:font-name-asian="Menlo-Regular" style:font-size-asian="14pt" style:font-style-asian="normal" style:font-weight-asian="normal" style:font-name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style:letter-kerning="true" style:font-name-asian="PingFang SC" style:font-style-asian="normal" style:font-name-complex="Arial Unicode MS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Menlo-Regular" fo:font-size="14pt" fo:font-style="normal" fo:text-shadow="none" style:text-underline-style="none" fo:font-weight="normal" style:letter-kerning="true" style:font-name-asian="Menlo-Regular" style:font-size-asian="14pt" style:font-style-asian="normal" style:font-weight-asian="normal" style:font-name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bf004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bf0041" style:text-outline="false" style:text-line-through-style="none" style:text-line-through-type="none" style:font-name="Menlo-Regular" fo:font-size="14pt" fo:font-style="normal" fo:text-shadow="none" style:text-underline-style="none" fo:font-weight="normal" style:letter-kerning="true" style:font-name-asian="Menlo-Regular" style:font-size-asian="14pt" style:font-style-asian="normal" style:font-weight-asian="normal" style:font-name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e181e" fo:font-weight="normal" style:font-weight-asian="normal" style:font-weight-complex="normal"/>
    </style:style>
    <style:style style:name="T20" style:family="text">
      <style:text-properties fo:color="#3465a4" fo:font-weight="bold" style:font-weight-asian="bold" style:font-weight-complex="bold"/>
    </style:style>
    <style:style style:name="T21" style:family="text">
      <style:text-properties fo:font-variant="normal" fo:text-transform="none" fo:color="#d60048" style:text-outline="false" style:text-line-through-style="none" style:text-line-through-type="none" style:font-name="Monaco" fo:font-size="8pt" fo:font-style="normal" fo:text-shadow="none" style:text-underline-style="none" fo:font-weight="bold" style:font-name-asian="Monaco" style:font-size-asian="8pt" style:font-style-asian="normal" style:font-weight-asian="bold" style:font-name-complex="Monaco" style:font-size-complex="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Menlo-Regular" fo:font-size="8pt" fo:font-style="normal" fo:text-shadow="none" style:text-underline-style="none" fo:font-weight="bold" style:letter-kerning="true" style:font-name-asian="Menlo-Regular" style:font-size-asian="8pt" style:font-style-asian="normal" style:font-weight-asian="bold" style:font-name-complex="Menlo-Regular" style:font-size-complex="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60048" style:text-outline="false" style:text-line-through-style="none" style:text-line-through-type="none" style:font-name="Monaco" fo:font-size="8pt" fo:font-style="normal" fo:text-shadow="none" style:text-underline-style="none" fo:font-weight="bold" style:letter-kerning="true" style:font-name-asian="Monaco" style:font-size-asian="8pt" style:font-style-asian="normal" style:font-weight-asian="bold" style:font-name-complex="Monaco" style:font-size-complex="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Menlo-Regular" fo:font-size="17pt" fo:font-style="normal" fo:text-shadow="none" style:text-underline-style="none" fo:font-weight="bold" style:letter-kerning="true" style:font-name-asian="Menlo-Regular" style:font-size-asian="17pt" style:font-style-asian="normal" style:font-weight-asian="bold" style:font-name-complex="Menlo-Regular" style:font-size-complex="17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a6099" style:text-outline="false" style:text-line-through-style="none" style:text-line-through-type="none" style:font-name="Menlo-Regular" fo:font-size="17pt" fo:font-style="normal" fo:text-shadow="none" style:text-underline-style="none" fo:font-weight="bold" style:letter-kerning="true" style:font-name-asian="Menlo-Regular" style:font-size-asian="17pt" style:font-style-asian="normal" style:font-weight-asian="bold" style:font-name-complex="Menlo-Regular" style:font-size-complex="17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7.2cm" svg:height="1.825cm" svg:x="4.8cm" svg:y="2.375cm">
          <draw:text-box>
            <text:p><text:span text:style-name="T1">IKS-Cluster autoscaler with kubernetes tainting</text:span></text:p>
          </draw:text-box>
        </draw:frame>
        <draw:frame draw:style-name="gr2" draw:text-style-name="P2" draw:layer="layout" svg:width="17.046cm" svg:height="5.228cm" svg:x="6.456cm" svg:y="4.172cm">
          <draw:text-box>
            <text:p>Agenda:</text:p>
            <text:p><text:s text:c="4"/>1- Problem</text:p>
            <text:p><text:s text:c="4"/>2- Solutions and User steps</text:p>
            <text:p><text:s text:c="4"/>3- IKS-CA tests and results</text:p>
            <text:p><text:s text:c="4"/>4- Tainting problem, impacted components and solutions</text:p>
            <text:p><text:s text:c="4"/>5- Demo</text:p>
            <text:p><text:s text:c="4"/>6- Questions/Discussion/Suggestions?? <text:s text:c="2"/></text:p>
          </draw:text-box>
        </draw:frame>
        <draw:frame draw:style-name="gr2" draw:text-style-name="P4" draw:layer="layout" svg:width="6.094cm" svg:height="0.725cm" svg:x="0.1cm" svg:y="14.938cm">
          <draw:text-box>
            <text:p text:style-name="P3"><text:span text:style-name="T2">IKS Cluster Autoscaling </text:span><text:span text:style-name="T3">Te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4" draw:text-style-name="P2" draw:layer="layout" svg:width="26.478cm" svg:height="2.477cm" svg:x="0.111cm" svg:y="0.1cm">
          <draw:text-box>
            <text:p><text:span text:style-name="T4">Problem:</text:span></text:p>
            <text:p>As of IKS-CA can’t scale down any worker pool to 1 because of system or local storage pods</text:p>
            <text:p>like ALB, calico, <text:span text:style-name="T5">calico-typha</text:span> etc</text:p>
          </draw:text-box>
        </draw:frame>
        <draw:frame draw:style-name="gr5" draw:text-style-name="P2" draw:layer="layout" svg:width="27.921cm" svg:height="7.136cm" svg:x="0.1cm" svg:y="3cm">
          <draw:text-box>
            <text:p><text:span text:style-name="T4">Solution:</text:span></text:p>
            <text:p>User can taint the worker pool(apart from default WP) and then enable that worker pools for</text:p>
            <text:p>scaling but deployed PODs on those worker pool should add the toleration.</text:p>
            <text:p/>
            <text:p><text:span text:style-name="T6">Step 1- Select the worker pools which needs to be enabled for cluster autoscaler</text:span></text:p>
            <text:p><text:span text:style-name="T6">Step 2- Taint these worker pools by using `ibmcloud ks` cli either same or different-2 taint values, worker pool will only accept</text:span></text:p>
            <text:p><text:span text:style-name="T6"><text:s text:c="13"/></text:span><text:span text:style-name="T6">matching or wildcard toleration pods</text:span></text:p>
            <text:p><text:span text:style-name="T6">Step 3- Enable these worker pools with cluster autoscaler</text:span></text:p>
            <text:p><text:span text:style-name="T6">Step 4- Add toleration in the functional PODs accordingly, like if user want to deploy a apps/pods</text:span></text:p>
            <text:p><text:span text:style-name="T6"><text:s text:c="12"/></text:span><text:span text:style-name="T6">per worker pools then they may have different-2 taints for each worker pool.</text:span></text:p>
            <text:p/>
          </draw:text-box>
        </draw:frame>
        <draw:frame draw:style-name="gr6" draw:text-style-name="P2" draw:layer="layout" svg:width="10.621cm" svg:height="1.517cm" svg:x="0.1cm" svg:y="10.2cm">
          <draw:text-box>
            <text:p><text:span text:style-name="T4">Is this working as expected?</text:span></text:p>
            <text:p><text:span text:style-name="T6"><text:tab/></text:span><text:span text:style-name="T6">Yes, able to scale down worker pool to 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7" draw:text-style-name="P6" draw:layer="layout" svg:width="11.5cm" svg:height="0.962cm" svg:x="0.048cm" svg:y="0.038cm">
          <draw:text-box>
            <text:p><text:span text:style-name="T4">IKS-CA testing results with tainting: </text:span></text:p>
          </draw:text-box>
        </draw:frame>
        <draw:frame draw:style-name="gr8" draw:text-style-name="P2" draw:layer="layout" svg:width="26.414cm" svg:height="2.384cm" svg:x="0.1cm" svg:y="1.4cm">
          <draw:text-box>
            <text:p><text:span text:style-name="T7">a- Cluster with 1 worker node in default worker pool and scale different pool with same zone:</text:span></text:p>
            <text:p>Why?: <text:span text:style-name="T6">To test ALB(which need 2 nodes) and other such components</text:span></text:p>
            <text:p>Result/Observation: <text:span text:style-name="T6">2/3 system pods are in pending state always, able to scale down to 1</text:span></text:p>
          </draw:text-box>
        </draw:frame>
        <draw:frame draw:style-name="gr9" draw:text-style-name="P7" draw:layer="layout" svg:width="21.486cm" svg:height="3.095cm" svg:x="0.114cm" svg:y="4.427cm">
          <draw:text-box>
            <text:p><text:span text:style-name="T8">b- Cluster with 2 worker node in default worker pool and scale different pool with same zone:</text:span></text:p>
            <text:p>Why?: <text:span text:style-name="T9">To test success case of ALB and other such pods</text:span></text:p>
            <text:p>Result/Observation: <text:span text:style-name="T6">Worked fine and able to scale down to 1</text:span></text:p>
          </draw:text-box>
        </draw:frame>
        <draw:frame draw:style-name="gr9" draw:text-style-name="P7" draw:layer="layout" svg:width="24.286cm" svg:height="3.76cm" svg:x="0.114cm" svg:y="8.227cm">
          <draw:text-box>
            <text:p><text:span text:style-name="T8">c- Cluster with 2 zones(1 node each) in default worker pool and scale WP with different zone:</text:span></text:p>
            <text:p>Why?: <text:span text:style-name="T9">To test ALB and storage</text:span></text:p>
            <text:p>Result/Observation: <text:s/><text:span text:style-name="T6">Worked fine and able to scale down enabled WP to 1, pods which need to run in all zone were always be in pending state like </text:span><text:span text:style-name="T10">public-crbr1u25hw05el16h9vrmg-alb1</text:span></text:p>
          </draw:text-box>
        </draw:frame>
        <draw:frame draw:style-name="gr9" draw:text-style-name="P7" draw:layer="layout" svg:width="27.1cm" svg:height="3.714cm" svg:x="0.1cm" svg:y="12.027cm">
          <draw:text-box>
            <text:p><text:span text:style-name="T8">d- Cluster with 1 zones in default worker pool and scale WP with different zone:</text:span></text:p>
            <text:p><text:span text:style-name="T11">Why?: </text:span><text:span text:style-name="T9">To test ALB and storage</text:span></text:p>
            <text:p><text:span text:style-name="T12">Result/Observation: </text:span><text:span text:style-name="T6">Worked fine and able to scale down enabled WP to 1, pods which need to run in all zone were always be in pending state like </text:span><text:span text:style-name="T10">public-crbr1u25hw05el16h9vrmg-alb1, </text:span><text:span text:style-name="T13">Tried to exec to functional pod which was deployed on the WP which was enabled and exec worked fine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0" draw:text-style-name="P6" draw:layer="layout" svg:width="27.976cm" svg:height="7.466cm" svg:x="0.024cm" svg:y="0.2cm">
          <draw:text-box>
            <text:p><text:span text:style-name="T4">Problems with tainting:</text:span></text:p>
            <text:p><text:span text:style-name="T14"><text:tab/></text:span><text:span text:style-name="T14"><text:tab/></text:span><text:span text:style-name="T14">As tainted node will allow only those work loads which matches their toleration hence</text:span></text:p>
            <text:p><text:span text:style-name="T14">those iks components which require to run either on each worker pool, zone, or at each node level</text:span></text:p>
            <text:p><text:span text:style-name="T14">will not run because of taints. Following are the know components which will be impacted</text:span></text:p>
            <text:p><text:span text:style-name="T14"/></text:p>
            <text:p><text:span text:style-name="T15">1- Storage vpc-csi driver for node server</text:span></text:p>
            <text:p><text:span text:style-name="T15">2- Block storage daemon set </text:span></text:p>
            <text:p><text:span text:style-name="T15">3- </text:span><text:span text:style-name="T16">calico-node</text:span></text:p>
            <text:p><text:span text:style-name="T16">4- ibm-master-proxy-static</text:span></text:p>
            <text:p><text:span text:style-name="T16">5- public-*-alb1</text:span></text:p>
            <text:p><text:span text:style-name="T15">6- any other ???</text:span></text:p>
          </draw:text-box>
        </draw:frame>
        <draw:frame draw:style-name="gr11" draw:text-style-name="P10" draw:layer="layout" svg:width="27.662cm" svg:height="7.733cm" svg:x="0.338cm" svg:y="8.008cm">
          <draw:text-box>
            <text:p><text:span text:style-name="T4">Solution:</text:span></text:p>
            <text:p><text:span text:style-name="T17"><text:s text:c="8"/></text:span><text:span text:style-name="T14">If we want to deploy above or other components to each nodes or worker pools then these components should have toleration matching with worker pool taint.</text:span></text:p>
            <text:p><text:span text:style-name="T14"/></text:p>
            <text:p><text:span text:style-name="T18">Better option to have wildcard global </text:span><text:span text:style-name="T14">toleration on all impacted IKS components.</text:span></text:p>
            <text:p><text:span text:style-name="T14">Need following changes to all such components in `pod` section of deployment files</text:span></text:p>
            <text:p text:style-name="P8"><text:span text:style-name="T19">spec:</text:span></text:p>
            <text:p text:style-name="P8"><text:span text:style-name="T19"><text:s text:c="6"/></text:span><text:span text:style-name="T19">tolerations:</text:span></text:p>
            <text:p text:style-name="P8"><text:span text:style-name="T19"><text:s text:c="6"/></text:span><text:span text:style-name="T19">- operator: Exists</text:span></text:p>
            <text:p text:style-name="P9"><text:span text:style-name="T19"><text:s text:c="6"/></text:span><text:span text:style-name="T19">containers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2" draw:text-style-name="P11" draw:layer="layout" svg:width="28.04cm" svg:height="1.86cm" svg:x="-0.015cm" svg:y="6.946cm">
          <draw:text-box>
            <text:p text:style-name="P8"><text:span text:style-name="T5"><text:s/></text:span><text:span text:style-name="T5">Warning <text:s/>FailedScheduling <text:s text:c="2"/>34s (x11 over 10m) <text:s/>default-scheduler <text:s text:c="2"/>0/5 nodes are available: 1 node(s) had taints that the pod didn't tolerate, 4 node(s) didn't match node selector.</text:span></text:p>
          </draw:text-box>
        </draw:frame>
        <draw:frame draw:style-name="gr2" draw:text-style-name="P12" draw:layer="layout" svg:width="12.228cm" svg:height="0.962cm" svg:x="0cm" svg:y="0.038cm">
          <draw:text-box>
            <text:p><text:span text:style-name="T20">Error from POD which will not tolerate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6" draw:layer="layout" svg:width="48.49cm" svg:height="14.472cm" svg:x="0.31cm" svg:y="0.1cm">
          <draw:text-box>
            <text:p text:style-name="P13"><text:span text:style-name="T4">Demo:</text:span></text:p>
            <text:p text:style-name="P13"><text:span text:style-name="T4"/></text:p>
            <text:p text:style-name="P13"><text:span text:style-name="T4">1- How to taint WP and check the tainting</text:span></text:p>
            <text:p text:style-name="P13"><text:span text:style-name="T4"><text:tab/></text:span><text:span text:style-name="T4">-Imputes: Cluster, Worker pool, taint key and value </text:span></text:p>
            <text:p text:style-name="P13"><text:span text:style-name="T4"><text:tab/></text:span><text:span text:style-name="T21">curl -X POST "</text:span><text:span text:style-name="T21"><text:a xlink:href="https://containers.test.cloud.ibm.com/v2/setWorkerPoolTaints" xlink:type="simple">https://</text:a></text:span><text:span text:style-name="T22">us-east.containers.cloud.ibm.com</text:span><text:span text:style-name="T22"><text:a xlink:href="https://containers.test.cloud.ibm.com/v2/setWorkerPoolTaints" xlink:type="simple">/v2/setWorkerPoolTaints</text:a></text:span><text:span text:style-name="T21">" -H "Content-Type: application/json" -H "Authorization: $TOKEN" -d "{\"cluster\":\"</text:span><text:span text:style-name="T22">br1u25hw05el16h9vrmg</text:span><text:span text:style-name="T21">\",\"workerpool\":\"</text:span><text:span text:style-name="T22">br1u25hw05el16h9vrmg-cf5b030</text:span><text:span text:style-name="T23">\",\"taints\":{\"key\":\"value1:NoSchedule\"}}"</text:span></text:p>
            <text:p text:style-name="P13"><text:span text:style-name="T4"/></text:p>
            <text:p text:style-name="P13"><text:span text:style-name="T4">2- Deployment which will not scale up</text:span></text:p>
            <text:p text:style-name="P13"><text:span text:style-name="T4"><text:tab/></text:span><text:span text:style-name="T24">random_will-not-scale-scaleup.yaml</text:span></text:p>
            <text:p text:style-name="P13"><text:span text:style-name="T4">3- How to add the toleration in the POD</text:span></text:p>
            <text:p text:style-name="P13"><text:span text:style-name="T4"><text:s text:c="4"/></text:span><text:span text:style-name="T4">a- Deployment</text:span></text:p>
            <text:p text:style-name="P13"><text:span text:style-name="T4"><text:tab/></text:span><text:span text:style-name="T24">deployment_scaleup-1.yaml</text:span></text:p>
            <text:p text:style-name="P13"><text:span text:style-name="T24"><text:tab/></text:span><text:span text:style-name="T24">deployment_scaleup-2.yaml</text:span></text:p>
            <text:p text:style-name="P13"><text:span text:style-name="T4"><text:s text:c="4"/></text:span><text:span text:style-name="T4">b- Daemonset</text:span></text:p>
            <text:p text:style-name="P13"><text:span text:style-name="T4"><text:tab/></text:span><text:span text:style-name="T24">daemonset.yaml</text:span></text:p>
            <text:p text:style-name="P13"><text:span text:style-name="T4"><text:s text:c="4"/></text:span><text:span text:style-name="T4">c- Statefulset </text:span></text:p>
            <text:p text:style-name="P13"><text:span text:style-name="T4"><text:tab/></text:span><text:span text:style-name="T24">statefulset.yaml</text:span></text:p>
            <text:p text:style-name="P13"><text:span text:style-name="T4"/></text:p>
            <text:p text:style-name="P13"><text:span text:style-name="T4">4- Scaling only configured worker pools-- By using affinity</text:span></text:p>
            <text:p text:style-name="P13"><text:span text:style-name="T4"><text:tab/></text:span><text:span text:style-name="T24">deployment_affinity_wp-scaleup.yaml</text:span></text:p>
            <text:p text:style-name="P13"><text:span text:style-name="T25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Monaco" svg:font-family="Monac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12:28:29.864481203</meta:creation-date>
    <dc:date>2020-06-12T12:05:13.071836218</dc:date>
    <meta:editing-duration>P5DT2H8M54S</meta:editing-duration>
    <meta:editing-cycles>29</meta:editing-cycles>
    <meta:generator>LibreOffice/6.1.0.3$MacOSX_X86_64 LibreOffice_project/efb621ed25068d70781dc026f7e9c5187a4decd1</meta:generator>
    <meta:document-statistic meta:object-count="49"/>
  </office:meta>
</office:document-meta>
</file>